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011" officeooo:paragraph-rsid="001a40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</text:p>
      <text:p text:style-name="P1"/>
      <text:p text:style-name="P1"/>
      <text:p text:style-name="P1">2- </text:p>
      <text:p text:style-name="P1">public void inserirDir(int x){</text:p>
      <text:p text:style-name="P1"/>
      <text:p text:style-name="P1"><text:s text:c="2"/>if(esq + dir &gt;= array.length())</text:p>
      <text:p text:style-name="P1"><text:s text:c="4"/>MyIO.println("Erro ao inserir: deque cheio!");</text:p>
      <text:p text:style-name="P1"/>
      <text:p text:style-name="P1"><text:s text:c="2"/>else{</text:p>
      <text:p text:style-name="P1"><text:s text:c="4"/>int posDir = array.length() - dir;</text:p>
      <text:p text:style-name="P1"/>
      <text:p text:style-name="P1"><text:s text:c="4"/>for(int i = dir; i &lt; array.length(); i++)</text:p>
      <text:p text:style-name="P1"><text:s text:c="6"/>array[dir-1] = array[dir];</text:p>
      <text:p text:style-name="P1"/>
      <text:p text:style-name="P1"><text:s text:c="4"/>array[array.length()-1] = x;</text:p>
      <text:p text:style-name="P1"><text:s text:c="4"/>dir++;</text:p>
      <text:p text:style-name="P1"><text:s text:c="2"/>}</text:p>
      <text:p text:style-name="P1"/>
      <text:p text:style-name="P1">}</text:p>
      <text:p text:style-name="P1"/>
      <text:p text:style-name="P1">public void inserirEsq(int x){</text:p>
      <text:p text:style-name="P1"/>
      <text:p text:style-name="P1"><text:s text:c="2"/>if(esq + dir &gt;= array.length())</text:p>
      <text:p text:style-name="P1"><text:s text:c="4"/>MyIO.println("Erro ao inserir: deque cheio!");</text:p>
      <text:p text:style-name="P1"/>
      <text:p text:style-name="P1"><text:s text:c="2"/>else{</text:p>
      <text:p text:style-name="P1"><text:s text:c="4"/>for(int i = 0; i &lt; esq-1; i++)</text:p>
      <text:p text:style-name="P1"><text:s text:c="6"/>array[i+1] = array[i];</text:p>
      <text:p text:style-name="P1"/>
      <text:p text:style-name="P1"><text:s text:c="4"/>array[0] = x;</text:p>
      <text:p text:style-name="P1"><text:s text:c="4"/>esq++;</text:p>
      <text:p text:style-name="P1"><text:s text:c="2"/>}</text:p>
      <text:p text:style-name="P1"/>
      <text:p text:style-name="P1">}</text:p>
      <text:p text:style-name="P1"/>
      <text:p text:style-name="P1">public int removerDir(){</text:p>
      <text:p text:style-name="P1"><text:s text:c="2"/>int saida = 0;</text:p>
      <text:p text:style-name="P1"/>
      <text:p text:style-name="P1"><text:s text:c="2"/>if(this.dir == array.length()-1)</text:p>
      <text:p text:style-name="P1"><text:s text:c="4"/>MyIO.println("Erro ao remover: deque vazio!");</text:p>
      <text:p text:style-name="P1"/>
      <text:p text:style-name="P1"><text:s text:c="2"/>else{</text:p>
      <text:p text:style-name="P1"><text:s text:c="4"/>saida = array[array.length()-1];</text:p>
      <text:p text:style-name="P1"/>
      <text:p text:style-name="P1"><text:s text:c="4"/>for(int i = array.length(); i &gt; array.length() - dir; i--)</text:p>
      <text:p text:style-name="P1"><text:s text:c="6"/>array[i-1] = array[i];</text:p>
      <text:p text:style-name="P1"/>
      <text:p text:style-name="P1"><text:s text:c="4"/>dir--;</text:p>
      <text:p text:style-name="P1"><text:soft-page-break/><text:s text:c="2"/>}</text:p>
      <text:p text:style-name="P1"/>
      <text:p text:style-name="P1"><text:s text:c="2"/>return saida;</text:p>
      <text:p text:style-name="P1">}</text:p>
      <text:p text:style-name="P1"/>
      <text:p text:style-name="P1">public int removerEsq(){</text:p>
      <text:p text:style-name="P1"><text:s text:c="2"/>int saida = 0;</text:p>
      <text:p text:style-name="P1"/>
      <text:p text:style-name="P1"><text:s text:c="2"/>if(this.esq == 0)</text:p>
      <text:p text:style-name="P1"><text:s text:c="4"/>MyIO.println("Erro ao remover: deque vazio!");</text:p>
      <text:p text:style-name="P1"/>
      <text:p text:style-name="P1"><text:s text:c="2"/>else{</text:p>
      <text:p text:style-name="P1"><text:s text:c="4"/>saida = array[0];</text:p>
      <text:p text:style-name="P1"/>
      <text:p text:style-name="P1"><text:s text:c="4"/>for(int i = 0; i &lt; esq-1; i++)</text:p>
      <text:p text:style-name="P1"><text:s text:c="6"/>array[i] = array[i+1];</text:p>
      <text:p text:style-name="P1"/>
      <text:p text:style-name="P1"><text:s text:c="4"/>esq--;</text:p>
      <text:p text:style-name="P1"><text:s text:c="2"/>}</text:p>
      <text:p text:style-name="P1"/>
      <text:p text:style-name="P1"><text:s text:c="2"/>return saida;</text:p>
      <text:p text:style-name="P1">}</text:p>
      <text:p text:style-name="P1"/>
      <text:p text:style-name="P1">3-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0:19:40.539318801</meta:creation-date>
    <meta:generator>LibreOffice/6.4.1.2$Linux_X86_64 LibreOffice_project/40$Build-2</meta:generator>
    <dc:date>2020-03-19T13:13:46.797834823</dc:date>
    <meta:editing-duration>PT2H43M37S</meta:editing-duration>
    <meta:editing-cycles>1</meta:editing-cycles>
    <meta:document-statistic meta:table-count="0" meta:image-count="0" meta:object-count="0" meta:page-count="2" meta:paragraph-count="48" meta:word-count="148" meta:character-count="1016" meta:non-whitespace-character-count="793"/>
  </office:meta>
</office:document-meta>
</file>